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4"/>
      <text:p text:style-name="P14"/>
      <text:p text:style-name="P14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4"/>
      <text:p text:style-name="P14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4"/>
      <text:p text:style-name="P14"/>
      <text:p text:style-name="P14">Dimecres<text:tab/>27/09/23</text:p>
      <text:p text:style-name="P14"/>
      <text:p text:style-name="P13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14"/>
      <text:p text:style-name="P14">Dijous<text:tab/><text:tab/>28/09/23</text:p>
      <text:p text:style-name="P14"/>
      <text:p text:style-name="P16">Inventari taller 1 mecanitzat, cada alumne fa invetari del seu calaix.</text:p>
      <text:p text:style-name="P15"/>
      <text:p text:style-name="P17">Unitat1 – El puesto de trabajo</text:p>
      <text:p text:style-name="P17">Comentem <text:span text:style-name="T2">eines de subjecció: alicates.</text:span></text:p>
      <text:p text:style-name="P15"/>
      <text:p text:style-name="P14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8T10:24:17.832888032</dc:date>
    <meta:editing-duration>PT10M15S</meta:editing-duration>
    <meta:editing-cycles>11</meta:editing-cycles>
    <meta:document-statistic meta:table-count="0" meta:image-count="0" meta:object-count="0" meta:page-count="1" meta:paragraph-count="28" meta:word-count="161" meta:character-count="1062" meta:non-whitespace-character-count="922"/>
  </office:meta>
</office:document-meta>
</file>